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ても澄んでいて飲めそうな水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’s crystal clear drinkable water.
</text:p>
          </table:table-cell>
          <table:table-cell table:style-name="ce0" office:value-type="string">
            <text:p>It's crystal-clear drinkable water.</text:p>
          </table:table-cell>
          <table:table-cell table:number-columns-repeated="1019"/>
        </table:table-row>
        <table:table-row>
          <table:table-cell table:style-name="ce0" office:value-type="string">
            <text:p>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 office:value-type="string">
            <text:p>Take some</text:p>
          </table:table-cell>
          <table:table-cell table:number-columns-repeated="1019"/>
        </table:table-row>
        <table:table-row>
          <table:table-cell table:style-name="ce0" office:value-type="string">
            <text:p>汲ま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take any 
</text:p>
          </table:table-cell>
          <table:table-cell table:style-name="ce0" office:value-type="string">
            <text:p>Don't take any</text:p>
          </table:table-cell>
          <table:table-cell table:number-columns-repeated="1019"/>
        </table:table-row>
        <table:table-row>
          <table:table-cell table:style-name="ce0" office:value-type="string">
            <text:p>【水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1! 
</text:p>
          </table:table-cell>
          <table:table-cell table:style-name="ce0" office:value-type="string">
            <text:p>Obtained
【Water】 x1!</text:p>
          </table:table-cell>
          <table:table-cell table:number-columns-repeated="1019"/>
        </table:table-row>
        <table:table-row>
          <table:table-cell table:style-name="ce0" office:value-type="string">
            <text:p>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ventory is full! 
</text:p>
          </table:table-cell>
          <table:table-cell table:style-name="ce0" office:value-type="string">
            <text:p>Your inventory is full!</text:p>
          </table:table-cell>
          <table:table-cell table:number-columns-repeated="1019"/>
        </table:table-row>
        <table:table-row>
          <table:table-cell table:style-name="ce0" office:value-type="string">
            <text:p>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こ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魔力の圧力って言うか・・・</text:p>
          </table:table-cell>
          <table:table-cell table:style-name="ce0"/>
          <table:table-cell table:style-name="ce0" office:value-type="string">
            <text:p>`</text:p>
          </table:table-cell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感じる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熾天少女には分かるみた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近くに、ものすごい強い魔物か何かが
い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びくび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としたら村人たちが危ない。　行く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！　次はどいつだァ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がまとめてひねり潰してやる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きなり現れたかと思えば、大暴れ
　しおっ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貴様はいったい何者じゃ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ハッ！　てめぇが村長か。　ジジィはすっこん
　でな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それとも、オレ様とやり合うか？　ああん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・・・おのれ、化け物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かいのがい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りゃまた、ヤバそうだね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の人たちが襲われてるわ！
早く行き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て待てーい！　暴虐はそこまで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るなら、あたし達が相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イオイオイ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勇ましく救世主のご登場かと思えば、ただの
　ションベンくせえ小娘かよ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ギク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・・・あれ？　なんか、触れちゃいけないトコに
　触れちゃった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お前たち魔物の軍勢を征伐するために
この世界にやってきた熾天少女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場で滅す。　覚悟するとい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おおおお！　すると、テメェらが噂の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ウハハハハハ！！　こいつはラッキーだぜ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ちょうど探してたんだ！　このオレ様自らが
　叩き潰すためになァ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た感じ、敵の幹部クラスってと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察しがいいじゃねェか！　その通り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は、煉絶の姫君カラット様に仕える
　魔物軍団の四天王、としひこ様だ！！
　覚えときな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しひ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びっくりするぐらい食いついてきたよ！！
　そこあんま突っ込むんじゃねえ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全国のとしひこさんに謝れ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置きは十分だ。　行く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上等だコラァ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熾天少女だか四面楚歌だか知らねえが、
　オレ様の前では紙切れ同然よォ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八つ裂きにしてやるわ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ぐはぁ・・・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ば、馬鹿な・・・ッ！　いくら相手が熾天少女
　だからっ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こ、こんな・・・ガキ共に、こ、この・・・オレ様
　がァ・・・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ぬおおあああああーーーッ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勝った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かったね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すがに・・・四天王を名乗るだけのことは
あるわね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でも、それをいきなりやっつけちゃう
あたし達って、やっぱすごくな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かった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見事な戦いだ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幹部の1人を粉砕した功績は、称賛に
値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村の人たちを介抱しなければ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だね！　このままにしておけないもん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